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/>
    </style:style>
    <style:style style:name="Tabella1.B2" style:family="table-cell">
      <style:table-cell-properties fo:padding="0.176cm" fo:border-left="none" fo:border-right="1pt solid #000000" fo:border-top="none" fo:border-bottom="1pt solid #000000"/>
    </style:style>
    <style:style style:name="Tabella1.C2" style:family="table-cell">
      <style:table-cell-properties fo:padding="0.176cm" fo:border-left="none" fo:border-right="1pt solid #000000" fo:border-top="none" fo:border-bottom="1pt solid #000000"/>
    </style:style>
    <style:style style:name="Tabella1.A3" style:family="table-cell">
      <style:table-cell-properties fo:padding="0.176cm" fo:border-left="1pt solid #000000" fo:border-right="1pt solid #000000" fo:border-top="none" fo:border-bottom="1pt solid #000000"/>
    </style:style>
    <style:style style:name="Tabella1.B3" style:family="table-cell">
      <style:table-cell-properties fo:padding="0.176cm" fo:border-left="none" fo:border-right="1pt solid #000000" fo:border-top="none" fo:border-bottom="1pt solid #000000"/>
    </style:style>
    <style:style style:name="Tabella1.C3" style:family="table-cell">
      <style:table-cell-properties fo:padding="0.176cm" fo:border-left="none" fo:border-right="1pt solid #000000" fo:border-top="none" fo:border-bottom="1pt solid #000000"/>
    </style:style>
    <style:style style:name="Tabella1.A4" style:family="table-cell">
      <style:table-cell-properties fo:padding="0.176cm" fo:border-left="1pt solid #000000" fo:border-right="1pt solid #000000" fo:border-top="none" fo:border-bottom="1pt solid #000000"/>
    </style:style>
    <style:style style:name="Tabella1.B4" style:family="table-cell">
      <style:table-cell-properties fo:padding="0.176cm" fo:border-left="none" fo:border-right="1pt solid #000000" fo:border-top="none" fo:border-bottom="1pt solid #000000"/>
    </style:style>
    <style:style style:name="Tabella1.C4" style:family="table-cell">
      <style:table-cell-properties fo:padding="0.176cm" fo:border-left="none" fo:border-right="1pt solid #000000" fo:border-top="none" fo:border-bottom="1pt solid #000000"/>
    </style:style>
    <style:style style:name="Tabella1.A5" style:family="table-cell">
      <style:table-cell-properties fo:padding="0.176cm" fo:border-left="1pt solid #000000" fo:border-right="1pt solid #000000" fo:border-top="none" fo:border-bottom="1pt solid #000000"/>
    </style:style>
    <style:style style:name="Tabella1.B5" style:family="table-cell">
      <style:table-cell-properties fo:padding="0.176cm" fo:border-left="none" fo:border-right="1pt solid #000000" fo:border-top="none" fo:border-bottom="1pt solid #000000"/>
    </style:style>
    <style:style style:name="Tabella1.C5" style:family="table-cell">
      <style:table-cell-properties fo:padding="0.176cm" fo:border-left="none" fo:border-right="1pt solid #000000" fo:border-top="none" fo:border-bottom="1pt solid #000000"/>
    </style:style>
    <style:style style:name="Tabella1.A6" style:family="table-cell">
      <style:table-cell-properties fo:padding="0.176cm" fo:border-left="1pt solid #000000" fo:border-right="1pt solid #000000" fo:border-top="none" fo:border-bottom="1pt solid #000000"/>
    </style:style>
    <style:style style:name="Tabella1.B6" style:family="table-cell">
      <style:table-cell-properties fo:padding="0.176cm" fo:border-left="none" fo:border-right="1pt solid #000000" fo:border-top="none" fo:border-bottom="1pt solid #000000"/>
    </style:style>
    <style:style style:name="Tabella1.C6" style:family="table-cell">
      <style:table-cell-properties fo:padding="0.176cm" fo:border-left="none" fo:border-right="1pt solid #000000" fo:border-top="none" fo:border-bottom="1pt solid #000000"/>
    </style:style>
    <style:style style:name="Tabella1.A7" style:family="table-cell">
      <style:table-cell-properties fo:padding="0.176cm" fo:border-left="1pt solid #000000" fo:border-right="1pt solid #000000" fo:border-top="none" fo:border-bottom="1pt solid #000000"/>
    </style:style>
    <style:style style:name="Tabella1.B7" style:family="table-cell">
      <style:table-cell-properties fo:padding="0.176cm" fo:border-left="none" fo:border-right="1pt solid #000000" fo:border-top="none" fo:border-bottom="1pt solid #000000"/>
    </style:style>
    <style:style style:name="Tabella1.C7" style:family="table-cell">
      <style:table-cell-properties fo:padding="0.176cm" fo:border-left="none" fo:border-right="1pt solid #000000" fo:border-top="none" fo:border-bottom="1pt solid #000000"/>
    </style:style>
    <style:style style:name="Tabella1.8" style:family="table-row">
      <style:table-row-properties style:min-row-height="0.342cm" style:use-optimal-row-height="false"/>
    </style:style>
    <style:style style:name="Tabella1.A8" style:family="table-cell">
      <style:table-cell-properties fo:padding="0.176cm" fo:border-left="1pt solid #000000" fo:border-right="1pt solid #000000" fo:border-top="none" fo:border-bottom="1pt solid #000000"/>
    </style:style>
    <style:style style:name="Tabella1.B8" style:family="table-cell">
      <style:table-cell-properties fo:padding="0.176cm" fo:border-left="none" fo:border-right="1pt solid #000000" fo:border-top="none" fo:border-bottom="1pt solid #000000"/>
    </style:style>
    <style:style style:name="Tabella1.C8" style:family="table-cell">
      <style:table-cell-properties fo:padding="0.176cm" fo:border-left="none" fo:border-right="1pt solid #000000" fo:border-top="none" fo:border-bottom="1pt solid #000000"/>
    </style:style>
    <style:style style:name="Tabella1.9" style:family="table-row">
      <style:table-row-properties style:min-row-height="1.088cm" style:use-optimal-row-height="false"/>
    </style:style>
    <style:style style:name="Tabella1.A9" style:family="table-cell">
      <style:table-cell-properties fo:padding="0.176cm" fo:border-left="1pt solid #000000" fo:border-right="1pt solid #000000" fo:border-top="none" fo:border-bottom="1pt solid #000000"/>
    </style:style>
    <style:style style:name="Tabella1.B9" style:family="table-cell">
      <style:table-cell-properties fo:padding="0.176cm" fo:border-left="none" fo:border-right="1pt solid #000000" fo:border-top="none" fo:border-bottom="1pt solid #000000"/>
    </style:style>
    <style:style style:name="Tabella1.C9" style:family="table-cell">
      <style:table-cell-properties fo:padding="0.176cm" fo:border-left="none" fo:border-right="1pt solid #000000" fo:border-top="none" fo:border-bottom="1pt solid #000000"/>
    </style:style>
    <style:style style:name="Tabella1.A10" style:family="table-cell">
      <style:table-cell-properties fo:padding="0.176cm" fo:border-left="1pt solid #000000" fo:border-right="1pt solid #000000" fo:border-top="none" fo:border-bottom="1pt solid #000000"/>
    </style:style>
    <style:style style:name="Tabella1.B10" style:family="table-cell">
      <style:table-cell-properties fo:padding="0.176cm" fo:border-left="none" fo:border-right="1pt solid #000000" fo:border-top="none" fo:border-bottom="1pt solid #000000"/>
    </style:style>
    <style:style style:name="Tabella1.C10" style:family="table-cell">
      <style:table-cell-properties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/>
    </style:style>
    <style:style style:name="Tabella2.B2" style:family="table-cell">
      <style:table-cell-properties fo:padding="0.176cm" fo:border-left="none" fo:border-right="1pt solid #000000" fo:border-top="none" fo:border-bottom="1pt solid #000000"/>
    </style:style>
    <style:style style:name="Tabella2.C2" style:family="table-cell">
      <style:table-cell-properties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/>
    </style:style>
    <style:style style:name="Tabella3.B2" style:family="table-cell">
      <style:table-cell-properties fo:padding="0.176cm" fo:border-left="none" fo:border-right="1pt solid #000000" fo:border-top="none" fo:border-bottom="1pt solid #000000"/>
    </style:style>
    <style:style style:name="Tabella3.C2" style:family="table-cell">
      <style:table-cell-properties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/>
    </style:style>
    <style:style style:name="Tabella6.B2" style:family="table-cell">
      <style:table-cell-properties fo:padding="0.176cm" fo:border-left="none" fo:border-right="1pt solid #000000" fo:border-top="none" fo:border-bottom="1pt solid #000000"/>
    </style:style>
    <style:style style:name="Tabella6.C2" style:family="table-cell">
      <style:table-cell-properties fo:padding="0.176cm" fo:border-left="none" fo:border-right="1pt solid #000000" fo:border-top="none" fo:border-bottom="1pt solid #000000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/>
    </style:style>
    <style:style style:name="Tabella7.B2" style:family="table-cell">
      <style:table-cell-properties fo:padding="0.176cm" fo:border-left="none" fo:border-right="1pt solid #000000" fo:border-top="none" fo:border-bottom="1pt solid #000000"/>
    </style:style>
    <style:style style:name="Tabella7.C2" style:family="table-cell">
      <style:table-cell-properties fo:padding="0.176cm" fo:border-left="none" fo:border-right="1pt solid #000000" fo:border-top="none" fo:border-bottom="1pt solid #000000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/>
    </style:style>
    <style:style style:name="Tabella8.B2" style:family="table-cell">
      <style:table-cell-properties fo:padding="0.176cm" fo:border-left="none" fo:border-right="1pt solid #000000" fo:border-top="none" fo:border-bottom="1pt solid #000000"/>
    </style:style>
    <style:style style:name="Tabella8.C2" style:family="table-cell">
      <style:table-cell-properties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/>
    </style:style>
    <style:style style:name="Tabella9.B2" style:family="table-cell">
      <style:table-cell-properties fo:padding="0.176cm" fo:border-left="none" fo:border-right="1pt solid #000000" fo:border-top="none" fo:border-bottom="1pt solid #000000"/>
    </style:style>
    <style:style style:name="Tabella9.C2" style:family="table-cell">
      <style:table-cell-properties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/>
    </style:style>
    <style:style style:name="Tabella10.B2" style:family="table-cell">
      <style:table-cell-properties fo:padding="0.176cm" fo:border-left="none" fo:border-right="1pt solid #000000" fo:border-top="none" fo:border-bottom="1pt solid #000000"/>
    </style:style>
    <style:style style:name="Tabella10.C2" style:family="table-cell">
      <style:table-cell-properties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/>
    </style:style>
    <style:style style:name="Tabella11.B2" style:family="table-cell">
      <style:table-cell-properties fo:padding="0.176cm" fo:border-left="none" fo:border-right="1pt solid #000000" fo:border-top="none" fo:border-bottom="1pt solid #000000"/>
    </style:style>
    <style:style style:name="Tabella11.C2" style:family="table-cell">
      <style:table-cell-properties fo:padding="0.176cm" fo:border-left="none" fo:border-right="1pt solid #000000" fo:border-top="none" fo:border-bottom="1pt solid #000000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/>
    </style:style>
    <style:style style:name="Tabella12.B2" style:family="table-cell">
      <style:table-cell-properties fo:padding="0.176cm" fo:border-left="none" fo:border-right="1pt solid #000000" fo:border-top="none" fo:border-bottom="1pt solid #000000"/>
    </style:style>
    <style:style style:name="Tabella12.C2" style:family="table-cell">
      <style:table-cell-properties fo:padding="0.176cm" fo:border-left="none" fo:border-right="1pt solid #000000" fo:border-top="none" fo:border-bottom="1pt solid #000000"/>
    </style:style>
    <style:style style:name="Tabella13" style:family="table">
      <style:table-properties style:width="18.547cm" fo:margin-left="0.229cm" table:align="left"/>
    </style:style>
    <style:style style:name="Tabella13.A" style:family="table-column">
      <style:table-column-properties style:column-width="1.903cm"/>
    </style:style>
    <style:style style:name="Tabella13.B" style:family="table-column">
      <style:table-column-properties style:column-width="8.123cm"/>
    </style:style>
    <style:style style:name="Tabella13.C" style:family="table-column">
      <style:table-column-properties style:column-width="8.521cm"/>
    </style:style>
    <style:style style:name="Tabella13.A1" style:family="table-cell">
      <style:table-cell-properties fo:background-color="#c5f5e7" fo:padding="0.176cm" fo:border="1pt solid #000000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/>
    </style:style>
    <style:style style:name="Tabella13.B2" style:family="table-cell">
      <style:table-cell-properties fo:padding="0.176cm" fo:border-left="none" fo:border-right="1pt solid #000000" fo:border-top="none" fo:border-bottom="1pt solid #000000"/>
    </style:style>
    <style:style style:name="Tabella13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/>
    </style:style>
    <style:style style:name="Tabella13.B3" style:family="table-cell">
      <style:table-cell-properties fo:padding="0.176cm" fo:border-left="none" fo:border-right="1pt solid #000000" fo:border-top="none" fo:border-bottom="1pt solid #000000"/>
    </style:style>
    <style:style style:name="Tabella13.C3" style:family="table-cell">
      <style:table-cell-properties fo:padding="0.176cm" fo:border-left="none" fo:border-right="1pt solid #000000" fo:border-top="none" fo:border-bottom="1pt solid #000000"/>
    </style:style>
    <style:style style:name="Tabella14" style:family="table">
      <style:table-properties style:width="18.547cm" fo:margin-left="0.229cm" table:align="left"/>
    </style:style>
    <style:style style:name="Tabella14.A" style:family="table-column">
      <style:table-column-properties style:column-width="1.903cm"/>
    </style:style>
    <style:style style:name="Tabella14.B" style:family="table-column">
      <style:table-column-properties style:column-width="8.123cm"/>
    </style:style>
    <style:style style:name="Tabella14.C" style:family="table-column">
      <style:table-column-properties style:column-width="8.521cm"/>
    </style:style>
    <style:style style:name="Tabella14.A1" style:family="table-cell">
      <style:table-cell-properties fo:background-color="#c5f5e7" fo:padding="0.176cm" fo:border="1pt solid #000000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/>
    </style:style>
    <style:style style:name="Tabella14.B2" style:family="table-cell">
      <style:table-cell-properties fo:padding="0.176cm" fo:border-left="none" fo:border-right="1pt solid #000000" fo:border-top="none" fo:border-bottom="1pt solid #000000"/>
    </style:style>
    <style:style style:name="Tabella14.C2" style:family="table-cell">
      <style:table-cell-properties fo:padding="0.176cm" fo:border-left="none" fo:border-right="1pt solid #000000" fo:border-top="none" fo:border-bottom="1pt solid #000000"/>
    </style:style>
    <style:style style:name="Tabella15" style:family="table">
      <style:table-properties style:width="18.547cm" fo:margin-left="0.229cm" table:align="left"/>
    </style:style>
    <style:style style:name="Tabella15.A" style:family="table-column">
      <style:table-column-properties style:column-width="1.903cm"/>
    </style:style>
    <style:style style:name="Tabella15.B" style:family="table-column">
      <style:table-column-properties style:column-width="8.123cm"/>
    </style:style>
    <style:style style:name="Tabella15.C" style:family="table-column">
      <style:table-column-properties style:column-width="8.521cm"/>
    </style:style>
    <style:style style:name="Tabella15.A1" style:family="table-cell">
      <style:table-cell-properties fo:background-color="#c5f5e7" fo:padding="0.176cm" fo:border="1pt solid #000000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/>
    </style:style>
    <style:style style:name="Tabella15.B2" style:family="table-cell">
      <style:table-cell-properties fo:padding="0.176cm" fo:border-left="none" fo:border-right="1pt solid #000000" fo:border-top="none" fo:border-bottom="1pt solid #000000"/>
    </style:style>
    <style:style style:name="Tabella15.C2" style:family="table-cell">
      <style:table-cell-properties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  <style:text-properties style:font-name="Segoe UI"/>
    </style:style>
    <style:style style:name="P2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3" style:family="paragraph" style:parent-style-name="Standard">
      <style:paragraph-properties fo:text-align="start" style:justify-single-word="false"/>
      <style:text-properties style:font-name="Segoe UI" fo:font-style="italic" fo:background-color="#ffffff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Segoe UI" fo:font-style="normal" fo:background-color="#ffffff" style:font-style-asian="normal" style:font-style-complex="normal"/>
    </style:style>
    <style:style style:name="P5" style:family="paragraph" style:parent-style-name="Standard">
      <style:text-properties style:font-name="Segoe UI" fo:font-size="10pt" fo:font-weight="bold" style:font-size-asian="10pt" style:font-weight-asian="bold" style:font-size-complex="10pt"/>
    </style:style>
    <style:style style:name="P6" style:family="paragraph" style:parent-style-name="Standard">
      <style:text-properties fo:color="#1e6a39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fo:color="#ce181e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paragraph-rsid="0006ad81"/>
    </style:style>
    <style:style style:name="P10" style:family="paragraph" style:parent-style-name="Standard">
      <style:paragraph-properties fo:line-height="100%"/>
      <style:text-properties fo:font-size="10pt" officeooo:paragraph-rsid="00073df2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fo:font-weight="bold" officeooo:paragraph-rsid="00073df2" style:font-size-asian="10pt" style:font-weight-asian="bold" style:font-size-complex="10pt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1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style:font-style-asian="italic" style:font-style-complex="italic"/>
    </style:style>
    <style:style style:name="P1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background-color="#ffffff"/>
    </style:style>
    <style:style style:name="P1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ad22a" officeooo:paragraph-rsid="000ad22a" fo:background-color="#ffffff"/>
    </style:style>
    <style:style style:name="P1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c2d97" officeooo:paragraph-rsid="000c2d97" fo:background-color="#ffffff"/>
    </style:style>
    <style:style style:name="P1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fo:background-color="#ffffff" style:font-style-asian="normal" style:font-style-complex="normal"/>
    </style:style>
    <style:style style:name="P1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09104b" fo:background-color="#ffffff" style:font-style-asian="normal" style:font-style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09104b" officeooo:paragraph-rsid="000972c1" fo:background-color="#ffffff" style:font-style-asian="italic" style:font-style-complex="italic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P22" style:family="paragraph" style:parent-style-name="Standard">
      <style:text-properties fo:color="#1e6a39" fo:font-size="18pt" fo:font-weight="bold" style:font-size-asian="18pt" style:font-weight-asian="bold" style:font-size-complex="18pt" style:font-weight-complex="bold"/>
    </style:style>
    <style:style style:name="P23" style:family="paragraph" style:parent-style-name="Standard">
      <style:text-properties fo:color="#1e6a39" fo:font-size="18pt" fo:font-weight="bold" officeooo:paragraph-rsid="0011f90b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1e6a39" fo:font-size="18pt" fo:font-weight="bold" officeooo:paragraph-rsid="0013b40f" style:font-size-asian="18pt" style:font-weight-asian="bold" style:font-size-complex="18pt" style:font-weight-complex="bold"/>
    </style:style>
    <style:style style:name="P25" style:family="paragraph" style:parent-style-name="Standard">
      <style:text-properties fo:color="#1e6a39" fo:font-size="18pt" fo:font-weight="bold" officeooo:paragraph-rsid="00167615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Segoe UI" officeooo:paragraph-rsid="0013b40f"/>
    </style:style>
    <style:style style:name="P27" style:family="paragraph" style:parent-style-name="Standard">
      <style:paragraph-properties fo:text-align="start" style:justify-single-word="false"/>
      <style:text-properties style:font-name="Segoe UI" officeooo:paragraph-rsid="00167615"/>
    </style:style>
    <style:style style:name="P28" style:family="paragraph" style:parent-style-name="Standard">
      <style:paragraph-properties fo:text-align="start" style:justify-single-word="false"/>
      <style:text-properties style:font-name="Segoe UI" officeooo:rsid="001712dd" officeooo:paragraph-rsid="001712dd"/>
    </style:style>
    <style:style style:name="P29" style:family="paragraph" style:parent-style-name="Standard">
      <style:paragraph-properties fo:text-align="start" style:justify-single-word="false"/>
      <style:text-properties officeooo:paragraph-rsid="00167615"/>
    </style:style>
    <style:style style:name="P30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/>
    </style:style>
    <style:style style:name="P31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67615"/>
    </style:style>
    <style:style style:name="P32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rsid="0009104b" officeooo:paragraph-rsid="0009104b"/>
    </style:style>
    <style:style style:name="P33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style:font-weight-asian="bold" style:font-weight-complex="bold"/>
    </style:style>
    <style:style style:name="P34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officeooo:paragraph-rsid="0013b40f" style:font-weight-asian="bold" style:font-weight-complex="bold"/>
    </style:style>
    <style:style style:name="P35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/>
    </style:style>
    <style:style style:name="P36" style:family="paragraph" style:parent-style-name="Heading" style:master-page-name="MP0">
      <style:paragraph-properties style:page-number="1" fo:break-before="page"/>
      <style:text-properties style:font-name="Fontdiner Swanky" officeooo:paragraph-rsid="000972c1" style:font-name-asian="Fontdiner Swanky" style:font-name-complex="Fontdiner Swanky"/>
    </style:style>
    <style:style style:name="P37" style:family="paragraph" style:parent-style-name="Heading_20_2">
      <style:paragraph-properties fo:margin-top="0cm" fo:margin-bottom="0cm" loext:contextual-spacing="false"/>
    </style:style>
    <style:style style:name="P38" style:family="paragraph" style:parent-style-name="Heading_20_2">
      <style:paragraph-properties fo:margin-top="0cm" fo:margin-bottom="0cm" loext:contextual-spacing="false"/>
      <style:text-properties fo:font-weight="normal" style:font-weight-asian="normal"/>
    </style:style>
    <style:style style:name="P39" style:family="paragraph" style:parent-style-name="Heading_20_2">
      <style:paragraph-properties fo:margin-top="0cm" fo:margin-bottom="0cm" loext:contextual-spacing="false"/>
      <style:text-properties fo:font-weight="normal" officeooo:paragraph-rsid="0013b40f" style:font-weight-asian="normal"/>
    </style:style>
    <style:style style:name="P40" style:family="paragraph" style:parent-style-name="Heading_20_2">
      <style:paragraph-properties fo:margin-top="0cm" fo:margin-bottom="0cm" loext:contextual-spacing="false"/>
      <style:text-properties officeooo:paragraph-rsid="00167615"/>
    </style:style>
    <style:style style:name="P41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42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3b40f"/>
    </style:style>
    <style:style style:name="P43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67615"/>
    </style:style>
    <style:style style:name="T1" style:family="text">
      <style:text-properties fo:color="#1e6a39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1e6a39" fo:font-size="18pt" fo:font-weight="bold" officeooo:rsid="0011f90b" style:font-size-asian="18pt" style:font-weight-asian="bold" style:font-size-complex="18pt" style:font-weight-complex="bold"/>
    </style:style>
    <style:style style:name="T3" style:family="text">
      <style:text-properties style:font-name="Segoe UI" fo:background-color="#ffffff" loext:char-shading-value="0"/>
    </style:style>
    <style:style style:name="T4" style:family="text">
      <style:text-properties style:font-name="Segoe UI" officeooo:rsid="00167615" fo:background-color="#ffffff" loext:char-shading-value="0"/>
    </style:style>
    <style:style style:name="T5" style:family="text">
      <style:text-properties style:font-name="Segoe UI" officeooo:rsid="001712dd" fo:background-color="#ffffff" loext:char-shading-value="0"/>
    </style:style>
    <style:style style:name="T6" style:family="text">
      <style:text-properties style:font-name="Segoe UI" fo:font-style="normal" fo:background-color="#ffffff" loext:char-shading-value="0" style:font-style-asian="normal" style:font-style-complex="normal"/>
    </style:style>
    <style:style style:name="T7" style:family="text">
      <style:text-properties style:font-name="Segoe UI" fo:font-style="normal" officeooo:rsid="001712dd" fo:background-color="#ffffff" loext:char-shading-value="0" style:font-style-asian="normal" style:font-style-complex="normal"/>
    </style:style>
    <style:style style:name="T8" style:family="text">
      <style:text-properties style:font-name="Segoe UI" fo:font-style="normal" officeooo:rsid="001aafe8" fo:background-color="#ffffff" loext:char-shading-value="0" style:font-style-asian="normal" style:font-style-complex="normal"/>
    </style:style>
    <style:style style:name="T9" style:family="text">
      <style:text-properties style:font-name="Segoe UI" fo:font-size="10pt" fo:font-weight="bold" style:font-size-asian="10pt" style:font-weight-asian="bold" style:font-size-complex="10pt"/>
    </style:style>
    <style:style style:name="T10" style:family="text">
      <style:text-properties style:font-name="Segoe UI" fo:font-size="10pt" style:font-size-asian="10pt" style:font-size-complex="10pt"/>
    </style:style>
    <style:style style:name="T11" style:family="text">
      <style:text-properties style:font-name="Segoe UI" fo:font-size="10pt" officeooo:rsid="0006ad81" style:font-size-asian="10pt" style:font-size-complex="10pt"/>
    </style:style>
    <style:style style:name="T12" style:family="text">
      <style:text-properties style:font-name="Segoe UI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13" style:family="text">
      <style:text-properties officeooo:rsid="0009104b"/>
    </style:style>
    <style:style style:name="T14" style:family="text">
      <style:text-properties officeooo:rsid="000972c1"/>
    </style:style>
    <style:style style:name="T15" style:family="text">
      <style:text-properties officeooo:rsid="0009bd20"/>
    </style:style>
    <style:style style:name="T16" style:family="text">
      <style:text-properties officeooo:rsid="000c2d97"/>
    </style:style>
    <style:style style:name="T17" style:family="text">
      <style:text-properties officeooo:rsid="000d8c4b"/>
    </style:style>
    <style:style style:name="T18" style:family="text">
      <style:text-properties officeooo:rsid="0011f90b"/>
    </style:style>
    <style:style style:name="T19" style:family="text">
      <style:text-properties officeooo:rsid="00123859"/>
    </style:style>
    <style:style style:name="T20" style:family="text">
      <style:text-properties officeooo:rsid="0013b40f"/>
    </style:style>
    <style:style style:name="T21" style:family="text">
      <style:text-properties officeooo:rsid="001676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tab/>Gestire gli eventi</text:p>
      <text:p text:style-name="P11">GESTIRE GLI EVENTI</text:p>
      <text:p text:style-name="P10">Gestire eventi significa creare le schede riepilogative degli eventi in carico, assegnare a ciascun evento uno chef e richiedere il personale specificando un ruolo per ciascun membro. Si potrà dire quando l’evento è terminato, e dovrà essere possibile annullare e/o eliminare (a certe condizioni) un evento già creato. L’organizzazione prevede inoltre di approvare i menù proposti dallo chef eventualmente proponendo modifiche.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9">Nome caso d’uso</text:span></text:span><text:span text:style-name="T10">: Gestire gli eventi</text:span></text:p>
      <text:p text:style-name="P5">Livello:</text:p>
      <text:p text:style-name="Standard"><text:span text:style-name="Car._20_predefinito_20_paragrafo"><text:span text:style-name="T9">Attore primario: </text:span></text:span><text:span text:style-name="T10">Organizzatore di eventi</text:span></text:p>
      <text:p text:style-name="P5">Parti Interessate:</text:p>
      <text:p text:style-name="P9"><text:span text:style-name="Car._20_predefinito_20_paragrafo"><text:span text:style-name="T9">Pre-condizioni: </text:span></text:span><text:span text:style-name="T10">L’utente deve essersi autenticato come organizzatore dell’evento, </text:span><text:span text:style-name="T11">e deve esistere</text:span><text:span text:style-name="T12"> almeno un evento a cui lavorare.</text:span></text:p>
      <text:p text:style-name="Standard"><text:span text:style-name="Car._20_predefinito_20_paragrafo"><text:span text:style-name="T9">Garanzie di successo o post-condizioni:</text:span></text:span><text:span text:style-name="T10"> .</text:span></text:p>
      <text:h text:style-name="Heading_20_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37" text:outline-level="2"><text:bookmark text:name="_p0004dld5iri"/>#</text:h>
          </table:table-cell>
          <table:table-cell table:style-name="Tabella1.B1" office:value-type="string">
            <text:h text:style-name="P41" text:outline-level="2"><text:bookmark text:name="_p0004dld5iri1"/>Attore</text:h>
          </table:table-cell>
          <table:table-cell table:style-name="Tabella1.B1" office:value-type="string">
            <text:h text:style-name="P41" text:outline-level="2"><text:bookmark text:name="_p0004dld5iri2"/>Sistema</text:h>
          </table:table-cell>
        </table:table-row>
        <table:table-row>
          <table:table-cell table:style-name="Tabella1.A2" office:value-type="string">
            <text:h text:style-name="P30" text:outline-level="3"><text:bookmark text:name="_pa0e6zrbleih"/>1</text:h>
          </table:table-cell>
          <table:table-cell table:style-name="Tabella1.B2" office:value-type="string">
            <text:p text:style-name="P12">Opzionalmente consulta il tabellone dei turni per verificare lo stato della cucina nei giorni precedenti all’evento</text:p>
          </table:table-cell>
          <table:table-cell table:style-name="Tabella1.C2" office:value-type="string">
            <text:p text:style-name="P20">Restituisce il tabellone dei turni.</text:p>
          </table:table-cell>
        </table:table-row>
        <table:table-row>
          <table:table-cell table:style-name="Tabella1.A3" office:value-type="string">
            <text:h text:style-name="P30" text:outline-level="3"><text:bookmark text:name="_pa0e6zrbleih2"/><text:bookmark text:name="_pa0e6zrbleih1"/>2</text:h>
          </table:table-cell>
          <table:table-cell table:style-name="Tabella1.B3" office:value-type="string">
            <text:p text:style-name="P12">Opzionalmente <text:span text:style-name="T13">c</text:span>ompila <text:span text:style-name="T16">la</text:span> scheda per un evento, annotando il luogo, il numero previsto di partecipanti, <text:s/>e alcune note sulla tipologia (quanti giorni/servizi, elegante/informale, privato/aziendale)</text:p>
          </table:table-cell>
          <table:table-cell table:style-name="Tabella1.C3" office:value-type="string">
            <text:p text:style-name="P1">Restituisce la scheda compilata.</text:p>
          </table:table-cell>
        </table:table-row>
        <table:table-row>
          <table:table-cell table:style-name="Tabella1.A4" office:value-type="string">
            <text:h text:style-name="P32" text:outline-level="3">3</text:h>
          </table:table-cell>
          <table:table-cell table:style-name="Tabella1.B4" office:value-type="string">
            <text:p text:style-name="P18"><text:span text:style-name="T13">Opzionalmente aggiunge un servizio all’evento, annotando </text:span>la durata, la data <text:span text:style-name="T13">e</text:span> i<text:span text:style-name="T13">l</text:span> tipo di servizio richiesto</text:p>
          </table:table-cell>
          <table:table-cell table:style-name="Tabella1.C4" office:value-type="string">
            <text:p text:style-name="P15">Registra il servizio aggiunto.</text:p>
          </table:table-cell>
        </table:table-row>
        <table:table-row>
          <table:table-cell table:style-name="Tabella1.A5" office:value-type="string">
            <text:h text:style-name="P32" text:outline-level="3">4</text:h>
          </table:table-cell>
          <table:table-cell table:style-name="Tabella1.B5" office:value-type="string">
            <text:p text:style-name="P17"><text:span text:style-name="T15">Opzionalmente s</text:span>ceglie lo chef per l’evento</text:p>
          </table:table-cell>
          <table:table-cell table:style-name="Tabella1.C5" office:value-type="string">
            <text:p text:style-name="P16">Registra la scelta.</text:p>
          </table:table-cell>
        </table:table-row>
        <table:table-row>
          <table:table-cell table:style-name="Tabella1.A7" office:value-type="string">
            <text:h text:style-name="P32" text:outline-level="3"><text:bookmark text:name="_pa0e6zrbleih5"/>5</text:h>
          </table:table-cell>
          <table:table-cell table:style-name="Tabella1.B7" office:value-type="string">
            <text:p text:style-name="P14">Opzionalmente modifica il numero di partecipanti</text:p>
          </table:table-cell>
          <table:table-cell table:style-name="Tabella1.C7" office:value-type="string">
            <text:p text:style-name="P14"><text:span text:style-name="T16">Registra la </text:span>modifica</text:p>
          </table:table-cell>
        </table:table-row>
        <table:table-row>
          <table:table-cell table:style-name="Tabella1.A7" office:value-type="string">
            <text:h text:style-name="P32" text:outline-level="3"/>
          </table:table-cell>
          <table:table-cell table:style-name="Tabella1.B7" office:value-type="string">
            <text:p text:style-name="P19">Se desidera ripete <text:span text:style-name="T14">da</text:span>l passo 3., altrimenti <text:span text:style-name="T14">s</text:span>e esiste almeno un servizio per l’evento <text:span text:style-name="T14">continua. In alternativa termina.</text:span></text:p>
          </table:table-cell>
          <table:table-cell table:style-name="Tabella1.C7" office:value-type="string">
            <text:p text:style-name="P14"/>
          </table:table-cell>
        </table:table-row>
        <table:table-row table:style-name="Tabella1.8">
          <table:table-cell table:style-name="Tabella1.A8" office:value-type="string">
            <text:h text:style-name="P32" text:outline-level="3">6</text:h>
          </table:table-cell>
          <table:table-cell table:style-name="Tabella1.B8" office:value-type="string">
            <text:p text:style-name="P4">Sceglie un membro del personale che sia reso disponibile per un servizio, <text:s/>opzionalmente <text:soft-page-break/>specificandone il ruolo.</text:p>
          </table:table-cell>
          <table:table-cell table:style-name="Tabella1.C8" office:value-type="string">
            <text:p text:style-name="P2"><text:s/><text:span text:style-name="T16">Registra la scelta</text:span></text:p>
          </table:table-cell>
        </table:table-row>
        <table:table-row table:style-name="Tabella1.9">
          <table:table-cell table:style-name="Tabella1.A9" office:value-type="string">
            <text:h text:style-name="P32" text:outline-level="3">7</text:h>
          </table:table-cell>
          <table:table-cell table:style-name="Tabella1.B9" office:value-type="string">
            <text:p text:style-name="P4">Opzionalmente cancella un evento</text:p>
          </table:table-cell>
          <table:table-cell table:style-name="Tabella1.C9" office:value-type="string">
            <text:p text:style-name="P2">Registra la modifica </text:p>
          </table:table-cell>
        </table:table-row>
        <table:table-row table:style-name="Tabella1.8">
          <table:table-cell table:style-name="Tabella1.A10" office:value-type="string">
            <text:h text:style-name="P30" text:outline-level="3"/>
          </table:table-cell>
          <table:table-cell table:style-name="Tabella1.B10" office:value-type="string">
            <text:p text:style-name="P3"><text:s/>Torna al passo <text:span text:style-name="T17">6</text:span> se vuole ulteriori modifche</text:p>
            <text:p text:style-name="P3">Altrimenti fine uc.</text:p>
          </table:table-cell>
          <table:table-cell table:style-name="Tabella1.C10" office:value-type="string">
            <text:p text:style-name="P2"/>
          </table:table-cell>
        </table:table-row>
      </table:table>
      <text:p text:style-name="Standard"/>
      <text:h text:style-name="P21" text:outline-level="1"/>
      <text:p text:style-name="Standard"><text:span text:style-name="Car._20_predefinito_20_paragrafo"><text:span text:style-name="T1">Estensione </text:span></text:span><text:span text:style-name="Car._20_predefinito_20_paragrafo"><text:span text:style-name="T2">5</text:span></text:span><text:span text:style-name="Car._20_predefinito_20_paragrafo"><text:span text:style-name="T1">a</text:span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38" text:outline-level="2">#</text:h>
          </table:table-cell>
          <table:table-cell table:style-name="Tabella2.B1" office:value-type="string">
            <text:h text:style-name="P41" text:outline-level="2">Attore</text:h>
          </table:table-cell>
          <table:table-cell table:style-name="Tabella2.B1" office:value-type="string">
            <text:h text:style-name="P41" text:outline-level="2">Sistema</text:h>
          </table:table-cell>
        </table:table-row>
        <table:table-row>
          <table:table-cell table:style-name="Tabella2.A2" office:value-type="string">
            <text:h text:style-name="P33" text:outline-level="3"><text:span text:style-name="T18">5</text:span>a.1</text:h>
          </table:table-cell>
          <table:table-cell table:style-name="Tabella2.B2" office:value-type="string">
            <text:p text:style-name="P1"><text:span text:style-name="T20">Propone un piatto da aggiungere ad un menù dell’evento</text:span></text:p>
          </table:table-cell>
          <table:table-cell table:style-name="Tabella2.C2" office:value-type="string">
            <text:p text:style-name="P1">Registra <text:span text:style-name="T19">la</text:span> proposta</text:p>
          </table:table-cell>
        </table:table-row>
      </table:table>
      <text:p text:style-name="P6"/>
      <text:p text:style-name="P6"/>
      <text:p text:style-name="P24"><text:span text:style-name="Car._20_predefinito_20_paragrafo">Estensione </text:span><text:span text:style-name="Car._20_predefinito_20_paragrafo"><text:span text:style-name="T18">5b</text:span></text:span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39" text:outline-level="2">#</text:h>
          </table:table-cell>
          <table:table-cell table:style-name="Tabella14.B1" office:value-type="string">
            <text:h text:style-name="P42" text:outline-level="2">Attore</text:h>
          </table:table-cell>
          <table:table-cell table:style-name="Tabella14.B1" office:value-type="string">
            <text:h text:style-name="P42" text:outline-level="2">Sistema</text:h>
          </table:table-cell>
        </table:table-row>
        <table:table-row>
          <table:table-cell table:style-name="Tabella14.A2" office:value-type="string">
            <text:h text:style-name="P34" text:outline-level="3"><text:span text:style-name="T18">5b</text:span>.1</text:h>
          </table:table-cell>
          <table:table-cell table:style-name="Tabella14.B2" office:value-type="string">
            <text:p text:style-name="P26"><text:span text:style-name="T20">Propone un piatto da rimuovere ad un menù dell’evento</text:span></text:p>
          </table:table-cell>
          <table:table-cell table:style-name="Tabella14.C2" office:value-type="string">
            <text:p text:style-name="P26">Registra <text:span text:style-name="T19">la</text:span> proposta</text:p>
          </table:table-cell>
        </table:table-row>
      </table:table>
      <text:p text:style-name="P24"/>
      <text:p text:style-name="P6">Estensione <text:span text:style-name="T18">5c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37" text:outline-level="2">#</text:h>
          </table:table-cell>
          <table:table-cell table:style-name="Tabella3.B1" office:value-type="string">
            <text:h text:style-name="P41" text:outline-level="2">Attore</text:h>
          </table:table-cell>
          <table:table-cell table:style-name="Tabella3.B1" office:value-type="string">
            <text:h text:style-name="P41" text:outline-level="2">Sistema</text:h>
          </table:table-cell>
        </table:table-row>
        <table:table-row>
          <table:table-cell table:style-name="Tabella3.A2" office:value-type="string">
            <text:h text:style-name="P30" text:outline-level="3"><text:span text:style-name="T18">5c</text:span>.1</text:h>
          </table:table-cell>
          <table:table-cell table:style-name="Tabella3.B2" office:value-type="string">
            <text:p text:style-name="P7"><text:span text:style-name="Car._20_predefinito_20_paragrafo"><text:span text:style-name="T3"><text:s/></text:span></text:span><text:span text:style-name="Car._20_predefinito_20_paragrafo"><text:span text:style-name="T4">A</text:span></text:span><text:span text:style-name="Car._20_predefinito_20_paragrafo"><text:span text:style-name="T3">pprova i menu dello chef</text:span></text:span></text:p>
          </table:table-cell>
          <table:table-cell table:style-name="Tabella3.C2" office:value-type="string">
            <text:p text:style-name="P1">Registra la modifica</text:p>
          </table:table-cell>
        </table:table-row>
      </table:table>
      <text:p text:style-name="P6"/>
      <text:p text:style-name="P6">Estensione <text:span text:style-name="T18">5d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37" text:outline-level="2">#</text:h>
          </table:table-cell>
          <table:table-cell table:style-name="Tabella6.B1" office:value-type="string">
            <text:h text:style-name="P41" text:outline-level="2">Attore</text:h>
          </table:table-cell>
          <table:table-cell table:style-name="Tabella6.B1" office:value-type="string">
            <text:h text:style-name="P41" text:outline-level="2">Sistema</text:h>
          </table:table-cell>
        </table:table-row>
        <table:table-row>
          <table:table-cell table:style-name="Tabella6.A2" office:value-type="string">
            <text:h text:style-name="P30" text:outline-level="3"><text:span text:style-name="T18">5d</text:span>.1</text:h>
          </table:table-cell>
          <table:table-cell table:style-name="Tabella6.B2" office:value-type="string">
            <text:p text:style-name="P7"><text:span text:style-name="Car._20_predefinito_20_paragrafo"><text:span text:style-name="T4">M</text:span></text:span><text:span text:style-name="Car._20_predefinito_20_paragrafo"><text:span text:style-name="T3">odifica un servizio, </text:span></text:span><text:span text:style-name="Car._20_predefinito_20_paragrafo"><text:span text:style-name="T5">opzionalmente specificandone il tipo, la data o il numero di partecipanti</text:span></text:span></text:p>
          </table:table-cell>
          <table:table-cell table:style-name="Tabella6.C2" office:value-type="string">
            <text:p text:style-name="P1">Registra la modifica</text:p>
          </table:table-cell>
        </table:table-row>
      </table:table>
      <text:p text:style-name="P6"/>
      <text:p text:style-name="P6">Estensione <text:span text:style-name="T18">5e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37" text:outline-level="2">#</text:h>
          </table:table-cell>
          <table:table-cell table:style-name="Tabella7.B1" office:value-type="string">
            <text:h text:style-name="P41" text:outline-level="2">Attore</text:h>
          </table:table-cell>
          <table:table-cell table:style-name="Tabella7.B1" office:value-type="string">
            <text:h text:style-name="P41" text:outline-level="2">Sistema</text:h>
          </table:table-cell>
        </table:table-row>
        <table:table-row>
          <table:table-cell table:style-name="Tabella7.A2" office:value-type="string">
            <text:h text:style-name="P30" text:outline-level="3"><text:span text:style-name="T18">5e</text:span>.1</text:h>
          </table:table-cell>
          <table:table-cell table:style-name="Tabella7.B2" office:value-type="string">
            <text:p text:style-name="P7"><text:span text:style-name="Car._20_predefinito_20_paragrafo"><text:span text:style-name="T7">I</text:span></text:span><text:span text:style-name="Car._20_predefinito_20_paragrafo"><text:span text:style-name="T6">ndica un evento come “terminato”</text:span></text:span></text:p>
          </table:table-cell>
          <table:table-cell table:style-name="Tabella7.C2" office:value-type="string">
            <text:p text:style-name="P28">Registra la modifica</text:p>
          </table:table-cell>
        </table:table-row>
      </table:table>
      <text:p text:style-name="P6"/>
      <text:p text:style-name="P6"/>
      <text:p text:style-name="P6"><text:soft-page-break/>Estensione <text:span text:style-name="T18">5f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37" text:outline-level="2">#</text:h>
          </table:table-cell>
          <table:table-cell table:style-name="Tabella8.B1" office:value-type="string">
            <text:h text:style-name="P41" text:outline-level="2">Attore</text:h>
          </table:table-cell>
          <table:table-cell table:style-name="Tabella8.B1" office:value-type="string">
            <text:h text:style-name="P41" text:outline-level="2">Sistema</text:h>
          </table:table-cell>
        </table:table-row>
        <table:table-row>
          <table:table-cell table:style-name="Tabella8.A2" office:value-type="string">
            <text:h text:style-name="P30" text:outline-level="3"><text:span text:style-name="T18">5f</text:span>.1</text:h>
          </table:table-cell>
          <table:table-cell table:style-name="Tabella8.B2" office:value-type="string">
            <text:p text:style-name="P7"><text:span text:style-name="Car._20_predefinito_20_paragrafo"><text:span text:style-name="T7">S</text:span></text:span><text:span text:style-name="Car._20_predefinito_20_paragrafo"><text:span text:style-name="T6">egna delle note riguardanti l’evento</text:span></text:span></text:p>
          </table:table-cell>
          <table:table-cell table:style-name="Tabella8.C2" office:value-type="string">
            <text:p text:style-name="P1">Aggiorna la scheda</text:p>
          </table:table-cell>
        </table:table-row>
      </table:table>
      <text:p text:style-name="P6"/>
      <text:p text:style-name="P6">Estensione <text:span text:style-name="T18">5g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37" text:outline-level="2">#</text:h>
          </table:table-cell>
          <table:table-cell table:style-name="Tabella9.B1" office:value-type="string">
            <text:h text:style-name="P41" text:outline-level="2">Attore</text:h>
          </table:table-cell>
          <table:table-cell table:style-name="Tabella9.B1" office:value-type="string">
            <text:h text:style-name="P41" text:outline-level="2">Sistema</text:h>
          </table:table-cell>
        </table:table-row>
        <table:table-row>
          <table:table-cell table:style-name="Tabella9.A2" office:value-type="string">
            <text:h text:style-name="P30" text:outline-level="3"><text:span text:style-name="T18">5g</text:span>.1</text:h>
          </table:table-cell>
          <table:table-cell table:style-name="Tabella9.B2" office:value-type="string">
            <text:p text:style-name="P7"><text:span text:style-name="Car._20_predefinito_20_paragrafo"><text:span text:style-name="T8">M</text:span></text:span><text:span text:style-name="Car._20_predefinito_20_paragrafo"><text:span text:style-name="T6">odifica la location dell’evento</text:span></text:span></text:p>
          </table:table-cell>
          <table:table-cell table:style-name="Tabella9.C2" office:value-type="string">
            <text:p text:style-name="P1">Registra la modifica</text:p>
          </table:table-cell>
        </table:table-row>
      </table:table>
      <text:p text:style-name="P6"/>
      <text:p text:style-name="P25">Estensione <text:span text:style-name="T21">6a</text:span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40" text:outline-level="2">#</text:h>
          </table:table-cell>
          <table:table-cell table:style-name="Tabella15.B1" office:value-type="string">
            <text:h text:style-name="P43" text:outline-level="2">Attore</text:h>
          </table:table-cell>
          <table:table-cell table:style-name="Tabella15.B1" office:value-type="string">
            <text:h text:style-name="P43" text:outline-level="2">Sistema</text:h>
          </table:table-cell>
        </table:table-row>
        <table:table-row>
          <table:table-cell table:style-name="Tabella15.A2" office:value-type="string">
            <text:h text:style-name="P31" text:outline-level="3"><text:span text:style-name="T21">6a</text:span>.1</text:h>
          </table:table-cell>
          <table:table-cell table:style-name="Tabella15.B2" office:value-type="string">
            <text:p text:style-name="P29"><text:span text:style-name="Car._20_predefinito_20_paragrafo"><text:span text:style-name="T3"><text:s text:c="2"/></text:span></text:span><text:span text:style-name="Car._20_predefinito_20_paragrafo"><text:span text:style-name="T4">Ri</text:span></text:span><text:span text:style-name="Car._20_predefinito_20_paragrafo"><text:span text:style-name="T3">muove </text:span></text:span><text:span text:style-name="Car._20_predefinito_20_paragrafo"><text:span text:style-name="T4">un membro del personale</text:span></text:span></text:p>
          </table:table-cell>
          <table:table-cell table:style-name="Tabella15.C2" office:value-type="string">
            <text:p text:style-name="P27">Registra la modifica</text:p>
          </table:table-cell>
        </table:table-row>
      </table:table>
      <text:p text:style-name="P25"/>
      <text:p text:style-name="P23">Estensione <text:span text:style-name="T18">7a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37" text:outline-level="2">#</text:h>
          </table:table-cell>
          <table:table-cell table:style-name="Tabella10.B1" office:value-type="string">
            <text:h text:style-name="P41" text:outline-level="2">Attore</text:h>
          </table:table-cell>
          <table:table-cell table:style-name="Tabella10.B1" office:value-type="string">
            <text:h text:style-name="P41" text:outline-level="2">Sistema</text:h>
          </table:table-cell>
        </table:table-row>
        <table:table-row>
          <table:table-cell table:style-name="Tabella10.A2" office:value-type="string">
            <text:h text:style-name="P30" text:outline-level="3"><text:span text:style-name="T18">7</text:span>a.1</text:h>
          </table:table-cell>
          <table:table-cell table:style-name="Tabella10.B2" office:value-type="string">
            <text:p text:style-name="P7"><text:span text:style-name="Car._20_predefinito_20_paragrafo"><text:span text:style-name="T8">A</text:span></text:span><text:span text:style-name="Car._20_predefinito_20_paragrafo"><text:span text:style-name="T6">nnulla un evento</text:span></text:span></text:p>
          </table:table-cell>
          <table:table-cell table:style-name="Tabella10.C2" office:value-type="string">
            <text:p text:style-name="P7"><text:span text:style-name="Car._20_predefinito_20_paragrafo"><text:span text:style-name="T3">Registra la modifica</text:span></text:span></text:p>
          </table:table-cell>
        </table:table-row>
      </table:table>
      <text:p text:style-name="P6"/>
      <text:p text:style-name="P23">Estensione <text:span text:style-name="T18">7b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37" text:outline-level="2">#</text:h>
          </table:table-cell>
          <table:table-cell table:style-name="Tabella11.B1" office:value-type="string">
            <text:h text:style-name="P41" text:outline-level="2">Attore</text:h>
          </table:table-cell>
          <table:table-cell table:style-name="Tabella11.B1" office:value-type="string">
            <text:h text:style-name="P41" text:outline-level="2">Sistema</text:h>
          </table:table-cell>
        </table:table-row>
        <table:table-row>
          <table:table-cell table:style-name="Tabella11.A2" office:value-type="string">
            <text:h text:style-name="P30" text:outline-level="3"><text:span text:style-name="T18">7</text:span>b.1</text:h>
          </table:table-cell>
          <table:table-cell table:style-name="Tabella11.B2" office:value-type="string">
            <text:p text:style-name="P7"><text:span text:style-name="Car._20_predefinito_20_paragrafo"><text:span text:style-name="T8">A</text:span></text:span><text:span text:style-name="Car._20_predefinito_20_paragrafo"><text:span text:style-name="T6">nnulla un servizio</text:span></text:span></text:p>
          </table:table-cell>
          <table:table-cell table:style-name="Tabella11.C2" office:value-type="string">
            <text:p text:style-name="P1">Registra la modifica</text:p>
          </table:table-cell>
        </table:table-row>
      </table:table>
      <text:p text:style-name="P6"/>
      <text:p text:style-name="P23">Estensione <text:span text:style-name="T18">7c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37" text:outline-level="2">#</text:h>
          </table:table-cell>
          <table:table-cell table:style-name="Tabella12.B1" office:value-type="string">
            <text:h text:style-name="P41" text:outline-level="2">Attore</text:h>
          </table:table-cell>
          <table:table-cell table:style-name="Tabella12.B1" office:value-type="string">
            <text:h text:style-name="P41" text:outline-level="2">Sistema</text:h>
          </table:table-cell>
        </table:table-row>
        <table:table-row>
          <table:table-cell table:style-name="Tabella12.A2" office:value-type="string">
            <text:h text:style-name="P30" text:outline-level="3"><text:span text:style-name="T18">7</text:span>c.1</text:h>
          </table:table-cell>
          <table:table-cell table:style-name="Tabella12.B2" office:value-type="string">
            <text:p text:style-name="P7"><text:span text:style-name="Car._20_predefinito_20_paragrafo"><text:span text:style-name="T8">C</text:span></text:span><text:span text:style-name="Car._20_predefinito_20_paragrafo"><text:span text:style-name="T6">ancella un sevizio</text:span></text:span></text:p>
          </table:table-cell>
          <table:table-cell table:style-name="Tabella12.C2" office:value-type="string">
            <text:p text:style-name="P1">Registra la modifica</text:p>
          </table:table-cell>
        </table:table-row>
      </table:table>
      <text:p text:style-name="P6"/>
      <text:p text:style-name="P6"/>
      <text:p text:style-name="P8">Eccezione 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37" text:outline-level="2">#</text:h>
          </table:table-cell>
          <table:table-cell table:style-name="Tabella13.B1" office:value-type="string">
            <text:h text:style-name="P41" text:outline-level="2">Attore</text:h>
          </table:table-cell>
          <table:table-cell table:style-name="Tabella13.B1" office:value-type="string">
            <text:h text:style-name="P41" text:outline-level="2">Sistema</text:h>
          </table:table-cell>
        </table:table-row>
        <table:table-row>
          <table:table-cell table:style-name="Tabella13.A2" office:value-type="string">
            <text:h text:style-name="P35" text:outline-level="3"/>
          </table:table-cell>
          <table:table-cell table:style-name="Tabella13.B2" office:value-type="string">
            <text:p text:style-name="P14"/>
          </table:table-cell>
          <table:table-cell table:style-name="Tabella13.C2" office:value-type="string">
            <text:p text:style-name="P1"/>
          </table:table-cell>
        </table:table-row>
        <table:table-row>
          <table:table-cell table:style-name="Tabella13.A3" office:value-type="string">
            <text:h text:style-name="P30" text:outline-level="3"/>
          </table:table-cell>
          <table:table-cell table:style-name="Tabella13.B3" office:value-type="string">
            <text:p text:style-name="P13"/>
          </table:table-cell>
          <table:table-cell table:style-name="Tabella13.C3" office:value-type="string">
            <text:p text:style-name="P12"/>
          </table:table-cell>
        </table:table-row>
      </table:table>
      <text:p text:style-name="P6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/>
    </style:style>
    <style:style style:name="Heading" style:family="paragraph" style:parent-style-name="Normale" style:next-style-name="Standard" style:class="text">
      <style:paragraph-properties fo:margin-top="0cm" fo:margin-bottom="1.058cm" loext:contextual-spacing="false" fo:text-align="center" style:justify-single-word="false" fo:keep-together="always" fo:hyphenation-ladder-count="no-limit" fo:keep-with-next="always"/>
      <style:text-properties fo:color="#009a96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loext:contextual-spacing="false" fo:keep-together="always" fo:hyphenation-ladder-count="no-limit" fo:keep-with-next="always"/>
      <style:text-properties fo:color="#00615e" style:font-name="Bitter" fo:font-family="Bitter" style:font-family-generic="roman" fo:font-size="18pt" fo:font-weight="bold" style:font-name-asian="Bitter" style:font-family-asian="Bitter" style:font-family-generic-asian="roman" style:font-size-asian="18pt" style:font-weight-asian="bold" style:font-name-complex="Bitter" style:font-family-complex="Bitter" style:font-family-generic-complex="roman" style:font-size-complex="18pt" fo:hyphenate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loext:contextual-spacing="false" fo:text-align="start" style:justify-single-word="false" fo:keep-together="always" fo:hyphenation-ladder-count="no-limit" fo:keep-with-next="always"/>
      <style:text-properties fo:color="#354d51" style:font-name="Bitter" fo:font-family="Bitter" style:font-family-generic="roman" fo:font-size="14pt" fo:font-weight="bold" style:font-name-asian="Bitter" style:font-family-asian="Bitter" style:font-family-generic-asian="roman" style:font-size-asian="14pt" style:font-weight-asian="bold" style:font-name-complex="Bitter" style:font-family-complex="Bitter" style:font-family-generic-complex="roman" style:font-size-complex="14pt" fo:hyphenate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c3635" style:font-name="Bitter" fo:font-family="Bitter" style:font-family-generic="roman" fo:font-weight="bold" style:font-name-asian="Bitter" style:font-family-asian="Bitter" style:font-family-generic-asian="roman" style:font-weight-asian="bold" style:font-name-complex="Bitter" style:font-family-complex="Bitter" style:font-family-generic-complex="roman" fo:hyphenate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e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Gabriele</meta:initial-creator>
    <meta:creation-date>2020-05-15T14:40:00Z</meta:creation-date>
    <dc:date>2020-06-25T15:00:25.394000000</dc:date>
    <meta:editing-cycles>106</meta:editing-cycles>
    <meta:editing-duration>PT3H36M5S</meta:editing-duration>
    <meta:document-statistic meta:table-count="13" meta:image-count="0" meta:object-count="0" meta:page-count="4" meta:paragraph-count="119" meta:word-count="430" meta:character-count="2822" meta:non-whitespace-character-count="2501"/>
    <meta:template xlink:type="simple" xlink:actuate="onRequest" xlink:title="" xlink:href="Normal.dotm"/>
  </office:meta>
</office:document-meta>
</file>